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115.82mm"/>
    </style:style>
    <style:style style:name="co3" style:family="table-column">
      <style:table-column-properties fo:break-before="auto" style:column-width="11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v-charger-met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work/sx/gep/electro-vehicle-charger-met16/kicad/ev-charger-met16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o 05 Aug 2018 16:30:13 C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EDs:LED_PLCC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_PLCC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-SMB_Universal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LEDs:LED_PLCC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MA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Project:Terminalblock-2x-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Pin_Headers:Pin_Header_Straight_1x1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Pin_Headers:Pin_Header_Straight_1x15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Lusterklemme-6mm2-40A</text:p>
          </table:table-cell>
          <table:table-cell office:value-type="string" calcext:value-type="string">
            <text:p>Project:Lusterklemme-PA30P-6mm2-40A-x3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Lusterklemme-6mm2-40A</text:p>
          </table:table-cell>
          <table:table-cell office:value-type="string" calcext:value-type="string">
            <text:p>Project:Lusterklemme-PA30P-6mm2-40A-x3-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LCD-Sure</text:p>
          </table:table-cell>
          <table:table-cell office:value-type="string" calcext:value-type="string">
            <text:p>Project:LCD-Sure-shifted-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UART-Harwin4</text:p>
          </table:table-cell>
          <table:table-cell office:value-type="string" calcext:value-type="string">
            <text:p>Connectors_Harwin:Harwin_LTek-Male_04x2.00mm_Straight_StrainRelie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2x02_Counter_Clockwise</text:p>
          </table:table-cell>
          <table:table-cell office:value-type="string" calcext:value-type="string">
            <text:p>Pin_Headers:Pin_Header_Straight_2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roject:Solder_via_5x5_forWire4m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roject:Solder_via_5x5_forWire4m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Omron_G5RL-1-E</text:p>
          </table:table-cell>
          <table:table-cell office:value-type="string" calcext:value-type="string">
            <text:p>Relays_THT:Relay_DPDT_Panasonic_JW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DV303N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DV303N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82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.74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T65-501</text:p>
          </table:table-cell>
          <table:table-cell office:value-type="string" calcext:value-type="string">
            <text:p>Project:SW_DIP_x3_W7.62mm_PT65-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Project:Transformer-zmpt101b_ebay-12143890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RDUINO-NANO</text:p>
          </table:table-cell>
          <table:table-cell office:value-type="string" calcext:value-type="string">
            <text:p>Project:Arduino-N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LK-PM01</text:p>
          </table:table-cell>
          <table:table-cell office:value-type="string" calcext:value-type="string">
            <text:p>Project:HLK_PM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bay-253052736386</text:p>
          </table:table-cell>
          <table:table-cell office:value-type="string" calcext:value-type="string">
            <text:p>Project:ebay-253052736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CS712</text:p>
          </table:table-cell>
          <table:table-cell office:value-type="string" calcext:value-type="string">
            <text:p>Housings_SOIC:SO-8_5.3x6.2mm_Pitch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Housings_SOIC:SO-8_5.3x6.2mm_Pitch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AD822</text:p>
          </table:table-cell>
          <table:table-cell office:value-type="string" calcext:value-type="string">
            <text:p>Housings_SOIC:SO-8_5.3x6.2mm_Pitch1.27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6:37:11.922503627</dc:date>
    <meta:editing-duration>PT2M26S</meta:editing-duration>
    <meta:editing-cycles>1</meta:editing-cycles>
    <meta:document-statistic meta:table-count="1" meta:cell-count="287" meta:object-count="0"/>
    <meta:generator>LibreOffice/6.0.3.2$Linux_X86_64 LibreOffice_project/00m0$Build-2</meta:generator>
  </office:meta>
</office:document-meta>
</file>